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indent="0.4916in"/>
    </style:style>
    <style:style style:name="P4" style:parent-style-name="Normal"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 style:parent-style-name="Normal" style:family="paragraph">
      <style:paragraph-properties fo:text-indent="0.25in"/>
    </style:style>
    <style:style style:name="P6" style:parent-style-name="Normal" style:list-style-name="LFO9" style:family="paragraph"/>
    <style:style style:name="P7" style:parent-style-name="Normal" style:list-style-name="LFO9" style:family="paragraph"/>
    <style:style style:name="P8" style:parent-style-name="Normal" style:list-style-name="LFO9" style:family="paragraph"/>
    <style:style style:name="T9" style:parent-style-name="Policepardéfaut"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0" style:parent-style-name="Normal" style:list-style-name="LFO10" style:family="paragraph"/>
    <style:style style:name="P11" style:parent-style-name="Normal" style:list-style-name="LFO10" style:family="paragraph"/>
    <style:style style:name="P12" style:parent-style-name="Normal" style:list-style-name="LFO10" style:family="paragraph"/>
    <style:style style:name="P13" style:parent-style-name="Normal"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4" style:parent-style-name="Normal" style:list-style-name="LFO11" style:family="paragraph"/>
    <style:style style:name="P15" style:parent-style-name="Normal" style:list-style-name="LFO11" style:family="paragraph"/>
    <style:style style:name="P16" style:parent-style-name="Normal" style:list-style-name="LFO11" style:family="paragraph"/>
    <style:style style:name="P17" style:parent-style-name="Normal"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8" style:parent-style-name="Normal" style:family="paragraph">
      <style:paragraph-properties fo:text-indent="0.4916in"/>
    </style:style>
  </office:automatic-styles>
  <office:body>
    <office:text text:use-soft-page-breaks="true">
      <text:p text:style-name="P1">Documentation de gestion de projet : Kanban avec GitHub</text:p>
      <text:p text:style-name="P2">I/<text:s/>Introduction</text:p>
      <text:p text:style-name="P3">Dans ce projet, je mets en place la méthodologie Kanban pour gérer les tâches de manière claire et fluide. Kanban est un système visuel qui permet de suivre l’avancement des tâches, et avec GitHub, c’est super pratique pour centraliser tout le travail : code, suivi des bugs, et gestion des tâches. Je vais utiliser les Issues pour les tâches et les Projects pour organiser le tout en mode tableau Kanban.</text:p>
      <text:p text:style-name="P4">II/ Objectif</text:p>
      <text:p text:style-name="P5">Le but ici est de rendre la gestion du projet plus efficace, de garder un œil sur les tâches en cours et d’assurer que tout le monde est bien aligné. Grâce à Kanban et GitHub, je peux :</text:p>
      <text:list text:style-name="LFO9" text:continue-numbering="true">
        <text:list-item>
          <text:p text:style-name="P6">Suivre l'avancement de chaque tâche en temps réel.</text:p>
        </text:list-item>
        <text:list-item>
          <text:p text:style-name="P7">Prioriser facilement ce qui doit être fait.</text:p>
        </text:list-item>
        <text:list-item>
          <text:p text:style-name="P8">Collaborer avec l’équipe de manière simple et centralisée.</text:p>
        </text:list-item>
      </text:list>
      <text:p text:style-name="Normal"><text:span text:style-name="T9">III/ A propos de Kanban</text:span></text:p>
      <text:p text:style-name="Normal">Je divise mon travail en plusieurs étapes sur le tableau Kanban :</text:p>
      <text:list text:style-name="LFO10" text:continue-numbering="true">
        <text:list-item>
          <text:p text:style-name="P10">En attente<text:s/>: Là, je mets toutes les tâches qui sont encore en attente. Ce sont des idées ou des choses à faire, mais qui ne sont pas encore prêtes à être attaquées.</text:p>
        </text:list-item>
        <text:list-item>
          <text:p text:style-name="P11">En cours<text:s/>: C’est ici que je mets les tâches qui sont prêtes à être faites. Elles sont prêtes à démarrer, et c’est là que l’action commence.</text:p>
        </text:list-item>
        <text:list-item>
          <text:p text:style-name="P12">Réalisé<text:s/>: Quand je suis en train de bosser sur une tâche, je la déplace ici. Ça permet de savoir sur quoi je suis concentré à tout moment.</text:p>
        </text:list-item>
      </text:list>
      <text:p text:style-name="Normal">Pour éviter de me disperser, je limite le nombre de tâches en cours à la fois, notamment dans la colonne "En cours". Ça m’aide à ne pas me surcharger et à rester focus sur ce qui est déjà en cours.</text:p>
      <text:p text:style-name="P13">IV/ Pourquoi Github ?</text:p>
      <text:p text:style-name="Normal">GitHub est la plateforme<text:s/>que j’utilise pour mon versionning, et j’en suis très satisfait. Par conséquent, j’ai décidé de tout centraliser sur github. De plus, il me fournit les services dont j’ai besoin.</text:p>
      <text:list text:style-name="LFO11" text:continue-numbering="true">
        <text:list-item>
          <text:p text:style-name="P14">Création d’Issues : Chaque tâche devient une Issue sur GitHub. Ça me permet de bien garder une trace de ce qui doit être fait.</text:p>
        </text:list-item>
        <text:list-item>
          <text:p text:style-name="P15">Labels et assignees : Je rajoute des labels pour catégoriser les tâches (par exemple, bug, feature, amélioration).</text:p>
        </text:list-item>
        <text:list-item>
          <text:p text:style-name="P16">Projets GitHub : J’utilise les Projects pour organiser toutes les Issues en un tableau Kanban. Ça me permet de voir d’un coup d’œil où en est chaque tâche et de bien visualiser l’avancement.</text:p>
        </text:list-item>
      </text:list>
      <text:p text:style-name="P17">V/ Conclusion</text:p>
      <text:p text:style-name="P18">Grâce à Kanban et GitHub, je peux gérer les tâches de façon claire, prioriser efficacement.<text:s/>C’est un super moyen de rendre le flux de travail plus<text:s/>simpl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ptos" style:font-name-asian="Aptos"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yllian Claveau</meta:initial-creator>
    <dc:creator>Kyllian Claveau</dc:creator>
    <meta:creation-date>2025-01-28T14:14:00Z</meta:creation-date>
    <dc:date>2025-01-28T15:52:00Z</dc:date>
    <meta:template xlink:href="Normal" xlink:type="simple"/>
    <meta:editing-cycles>1</meta:editing-cycles>
    <meta:editing-duration>PT5880S</meta:editing-duration>
    <meta:document-statistic meta:page-count="2" meta:paragraph-count="4" meta:word-count="368" meta:character-count="2388" meta:row-count="16" meta:non-whitespace-character-count="2024"/>
  </office:meta>
</office:document-meta>
</file>